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f47" officeooo:paragraph-rsid="000ddf47"/>
    </style:style>
    <style:style style:name="P2" style:family="paragraph" style:parent-style-name="Standard">
      <style:text-properties officeooo:rsid="000ddf47" officeooo:paragraph-rsid="000f713d"/>
    </style:style>
    <style:style style:name="P3" style:family="paragraph" style:parent-style-name="Standard">
      <style:text-properties officeooo:rsid="000f713d" officeooo:paragraph-rsid="000f713d"/>
    </style:style>
    <style:style style:name="P4" style:family="paragraph" style:parent-style-name="Standard">
      <style:text-properties officeooo:rsid="0013f377" officeooo:paragraph-rsid="0013f377"/>
    </style:style>
    <style:style style:name="P5" style:family="paragraph" style:parent-style-name="Standard">
      <style:text-properties officeooo:rsid="001541bd" officeooo:paragraph-rsid="001541bd"/>
    </style:style>
    <style:style style:name="P6" style:family="paragraph" style:parent-style-name="Standard">
      <style:text-properties officeooo:rsid="000ddf47" officeooo:paragraph-rsid="0015f9fa"/>
    </style:style>
    <style:style style:name="P7" style:family="paragraph" style:parent-style-name="Standard">
      <style:paragraph-properties fo:break-before="page"/>
      <style:text-properties officeooo:rsid="001541bd" officeooo:paragraph-rsid="001541bd"/>
    </style:style>
    <style:style style:name="T1" style:family="text">
      <style:text-properties officeooo:rsid="00113cdb"/>
    </style:style>
    <style:style style:name="T2" style:family="text">
      <style:text-properties officeooo:rsid="00130407"/>
    </style:style>
    <style:style style:name="T3" style:family="text">
      <style:text-properties officeooo:rsid="0014ecb9"/>
    </style:style>
    <style:style style:name="T4" style:family="text">
      <style:text-properties officeooo:rsid="0015f9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565, HW#3</text:p>
      <text:p text:style-name="P1">Mahendra Duwal Shrestha</text:p>
      <text:p text:style-name="P1"/>
      <text:p text:style-name="P6"><text:span text:style-name="T4">1.</text:span></text:p>
      <text:p text:style-name="P6">5.8</text:p>
      <text:p text:style-name="P2">a. <text:span text:style-name="T1">This will</text:span> <text:span text:style-name="T3">produce a relation containing all hotel numbers which have a room with price higher than 50 per night.</text:span></text:p>
      <text:p text:style-name="P3">c. <text:span text:style-name="T2">This will produce a relation containing all hotel names which have a room with price higher than 50 per night.</text:span></text:p>
      <text:p text:style-name="P4">f. This will <text:span text:style-name="T3">produce a relation containing</text:span> name of all guests who have <text:span text:style-name="T3">booked</text:span> all hotels in London. </text:p>
      <text:p text:style-name="P4"/>
      <text:p text:style-name="P7">4.</text:p>
      <text:p text:style-name="P5">a. This will produce a relation containing name of all hotels in London city,</text:p>
      <text:p text:style-name="P5">b. <text:s/>This will produce a relation containing name of all hotels in which there is a room with price higher than 50 per night.</text:p>
      <text:p text:style-name="P5">c. <text:s/>This will produce a relation containing name of all hotels where guest called John Smith has a booking.</text:p>
      <text:p text:style-name="P5">d. This will produce a relation containing name of guests who have more than one booking along with hotel name and dates of booking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20:51:36.702732057</meta:creation-date>
    <dc:date>2015-09-24T15:47:26.829033564</dc:date>
    <meta:editing-duration>PT8H41M42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2" meta:paragraph-count="12" meta:word-count="150" meta:character-count="810" meta:non-whitespace-character-count="669"/>
  </office:meta>
</office:document-meta>
</file>